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3" style:family="table-row">
      <style:table-row-properties style:min-row-height="0.6708in" style:use-optimal-row-height="false"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 style:min-row-height="0.0631in" style:use-optimal-row-height="false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text:s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נחלת יהודה<text:s/></text:p>
          </table:table-cell>
          <table:table-cell table:style-name="TableCell36" table:number-columns-spanned="2">
            <text:p text:style-name="P37">סמוך לכביש מס' 4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טפלת מים.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<text:s/>: <text:s/>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<text:bookmark-end text:name="_GoBack"/>הפוכלוריד- 1791.</text:p>
          </table:table-cell>
          <table:table-cell table:style-name="TableCell77">
            <text:p text:style-name="P78">1-קו"ב מיכל .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בתוך המבנה מיכל עילי כולל מעצרה.</text:p>
          </table:table-cell>
        </table:table-row>
        <table:table-row table:style-name="TableRow85">
          <table:table-cell table:style-name="TableCell86">
            <text:p text:style-name="P87">סולר-1202.</text:p>
          </table:table-cell>
          <table:table-cell table:style-name="TableCell88">
            <text:p text:style-name="P89">5- קו"ב מיכל.</text:p>
          </table:table-cell>
          <table:table-cell table:style-name="TableCell90">
            <text:p text:style-name="P91"><text:span text:style-name="T92">Z</text:span><text:span text:style-name="T93">-3.</text:span></text:p>
          </table:table-cell>
          <table:table-cell table:style-name="TableCell94">
            <text:p text:style-name="P95">בחצר המפעל מיכל עילי כולל מעצרה.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<text:s text:c="99"/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שם</text:p>
          </table:table-cell>
          <table:table-cell table:style-name="TableCell153">
            <text:p text:style-name="P154">טלפון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נייד</text:p>
          </table:table-cell>
        </table:table-row>
        <table:table-row table:style-name="TableRow159">
          <table:table-cell table:style-name="TableCell160">
            <text:p text:style-name="P161">גדעון.</text:p>
            <text:p text:style-name="P162">מוטי.</text:p>
          </table:table-cell>
          <table:table-cell table:style-name="TableCell163">
            <text:p text:style-name="P164">08:9271542.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050:8774592.</text:p>
            <text:p text:style-name="P169">050:8771691.</text:p>
          </table:table-cell>
        </table:table-row>
      </table:table>
      <text:p text:style-name="P170"/>
      <text:p text:style-name="P171">הערות מיוחדות :<text:s/>ההגעה דרך כביש נחלת יהודה צפונית לבה"ס שדה חמד , מקביל לכביש מס' 4. מדרום לצפון לפני הסיירים כ- 100 מטר.</text:p>
      <text:p text:style-name="P172"/>
      <text:p text:style-name="P173"/>
      <text:p text:style-name="P174"/>
      <text:p text:style-name="P175">ממצאים : אבישי פפיאשוילי : אוקטובר 2013.</text:p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3:00Z</meta:creation-date>
    <dc:date>2014-05-21T07:43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19" meta:character-count="718" meta:row-count="5" meta:non-whitespace-character-count="600"/>
  </office:meta>
</office:document-meta>
</file>